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70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/>
    </style:style>
    <style:style style:name="ce22" style:family="table-cell" style:parent-style-name="Default" style:data-style-name="N140">
      <style:table-cell-properties fo:background-color="#dddddd" style:cell-protect="none" style:print-content="true"/>
    </style:style>
    <style:style style:name="ce23" style:family="table-cell" style:parent-style-name="Default" style:data-style-name="N140"/>
    <style:style style:name="ce24" style:family="table-cell" style:parent-style-name="Default" style:data-style-name="N131"/>
    <style:style style:name="ce25" style:family="table-cell" style:parent-style-name="Default" style:data-style-name="N126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1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3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8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/>
          <table:table-cell table:style-name="ce14"/>
          <table:table-cell table:style-name="ce18"/>
          <table:table-cell table:number-columns-repeated="7"/>
        </table:table-row>
        <table:table-row table:style-name="ro2" table:number-rows-repeated="2">
          <table:table-cell table:style-name="ce8"/>
          <table:table-cell table:style-name="ce15"/>
          <table:table-cell table:style-name="ce19"/>
          <table:table-cell table:number-columns-repeated="7"/>
        </table:table-row>
        <table:table-row table:style-name="ro2">
          <table:table-cell table:style-name="ce9" office:value-type="string" calcext:value-type="string">
            <text:p>Audited figures?</text:p>
          </table:table-cell>
          <table:table-cell table:style-name="ce16" table:content-validation-name="val1"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Financial year end</text:p>
          </table:table-cell>
          <table:table-cell table:style-name="ce17" table:content-validation-name="val2" office:value-type="float" office:value="2017" calcext:value-type="float">
            <text:p>2017</text:p>
          </table:table-cell>
          <table:table-cell table:style-name="ce19"/>
          <table:table-cell table:number-columns-repeated="7"/>
        </table:table-row>
        <table:table-row table:style-name="ro2">
          <table:table-cell table:style-name="ce8"/>
          <table:table-cell table:style-name="ce15"/>
          <table:table-cell table:style-name="ce19"/>
          <table:table-cell table:number-columns-repeated="7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0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1"/>
          <table:table-cell table:formula="of:=IF(NOT(ISBLANK([.A16])); IF(NOT(ISBLANK([.B16])); &quot;Don't specify category and subcategory on the same line&quot;; IF(NOT(ISBLANK([.C16])); &quot;Don't specify an amount for the category.&quot;;  &quot;OK1&quot;)); IF(NOT(ISBLANK([.B16]));IF(ISBLANK([.C16]); &quot;You need to specify an amount.&quot;; &quot;OK2&quot;); IF(NOT(ISBLANK([.C16])); &quot;You need to specify a sub-category name&quot;; &quot;OK3&quot;)))" office:value-type="string" office:string-value="OK1" calcext:value-type="string">
            <text:p>OK1</text:p>
          </table:table-cell>
          <table:table-cell table:style-name="ce23" table:formula="of:=IF(ISBLANK([.A16]); 0; SUM([.C16:.C$75])-SUM([.E17:.E$75]))" office:value-type="float" office:value="31" calcext:value-type="float">
            <text:p>R 31.00</text:p>
          </table:table-cell>
          <table:table-cell table:formula="of:=ROW([.F16])" office:value-type="float" office:value="16" calcext:value-type="float">
            <text:p>16</text:p>
          </table:table-cell>
          <table:table-cell table:formula="of:=ROW([.G16])" office:value-type="float" office:value="16" calcext:value-type="float">
            <text:p>16</text:p>
          </table:table-cell>
          <table:table-cell table:number-matrix-columns-spanned="1" table:number-matrix-rows-spanned="162" table:formula="of:=FREQUENCY([.G16:.G176];[.F16:.F17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1</text:p>
          </table:table-cell>
          <table:table-cell table:style-name="ce22" office:value-type="float" office:value="6" calcext:value-type="float">
            <text:p>R 6.00</text:p>
          </table:table-cell>
          <table:table-cell table:formula="of:=IF(NOT(ISBLANK([.A17])); IF(NOT(ISBLANK([.B17])); &quot;Don't specify category and subcategory on the same line&quot;; IF(NOT(ISBLANK([.C17])); &quot;Don't specify an amount for the category.&quot;;  &quot;OK1&quot;)); IF(NOT(ISBLANK([.B17]));IF(ISBLANK([.C17]); &quot;You need to specify an amount.&quot;; &quot;OK2&quot;); IF(NOT(ISBLANK([.C17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17]); 0; SUM([.C17:.C$75])-SUM([.E18:.E$75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16]+[.I16]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2</text:p>
          </table:table-cell>
          <table:table-cell table:style-name="ce22" office:value-type="float" office:value="12" calcext:value-type="float">
            <text:p>R 12.00</text:p>
          </table:table-cell>
          <table:table-cell table:formula="of:=IF(NOT(ISBLANK([.A18])); IF(NOT(ISBLANK([.B18])); &quot;Don't specify category and subcategory on the same line&quot;; IF(NOT(ISBLANK([.C18])); &quot;Don't specify an amount for the category.&quot;;  &quot;OK1&quot;)); IF(NOT(ISBLANK([.B18]));IF(ISBLANK([.C18]); &quot;You need to specify an amount.&quot;; &quot;OK2&quot;); IF(NOT(ISBLANK([.C18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18]); 0; SUM([.C18:.C$75])-SUM([.E19:.E$75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formula="of:=[.H17]+[.I17]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3</text:p>
          </table:table-cell>
          <table:table-cell table:style-name="ce22" office:value-type="float" office:value="13" calcext:value-type="float">
            <text:p>R 13.00</text:p>
          </table:table-cell>
          <table:table-cell table:formula="of:=IF(NOT(ISBLANK([.A19])); IF(NOT(ISBLANK([.B19])); &quot;Don't specify category and subcategory on the same line&quot;; IF(NOT(ISBLANK([.C19])); &quot;Don't specify an amount for the category.&quot;;  &quot;OK1&quot;)); IF(NOT(ISBLANK([.B19]));IF(ISBLANK([.C19]); &quot;You need to specify an amount.&quot;; &quot;OK2&quot;); IF(NOT(ISBLANK([.C19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19]); 0; SUM([.C19:.C$75])-SUM([.E20:.E$75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formula="of:=[.H18]+[.I18]" office:value-type="float" office:value="61" calcext:value-type="float">
            <text:p>61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20])); IF(NOT(ISBLANK([.B20])); &quot;Don't specify category and subcategory on the same line&quot;; IF(NOT(ISBLANK([.C20])); &quot;Don't specify an amount for the category.&quot;;  &quot;OK1&quot;)); IF(NOT(ISBLANK([.B20]));IF(ISBLANK([.C20]); &quot;You need to specify an amount.&quot;; &quot;OK2&quot;); IF(NOT(ISBLANK([.C2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20]); 0; SUM([.C20:.C$75])-SUM([.E21:.E$75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office:value-type="string" calcext:value-type="string">
            <text:p>Bar</text:p>
          </table:table-cell>
          <table:table-cell table:style-name="ce13"/>
          <table:table-cell table:style-name="ce22"/>
          <table:table-cell table:formula="of:=IF(NOT(ISBLANK([.A21])); IF(NOT(ISBLANK([.B21])); &quot;Don't specify category and subcategory on the same line&quot;; IF(NOT(ISBLANK([.C21])); &quot;Don't specify an amount for the category.&quot;;  &quot;OK1&quot;)); IF(NOT(ISBLANK([.B21]));IF(ISBLANK([.C21]); &quot;You need to specify an amount.&quot;; &quot;OK2&quot;); IF(NOT(ISBLANK([.C21])); &quot;You need to specify a sub-category name&quot;; &quot;OK3&quot;)))" office:value-type="string" office:string-value="OK1" calcext:value-type="string">
            <text:p>OK1</text:p>
          </table:table-cell>
          <table:table-cell table:style-name="ce23" table:formula="of:=IF(ISBLANK([.A21]); 0; SUM([.C21:.C$75])-SUM([.E22:.E$75]))" office:value-type="float" office:value="5" calcext:value-type="float">
            <text:p>R 5.00</text:p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r1</text:p>
          </table:table-cell>
          <table:table-cell table:style-name="ce22" office:value-type="float" office:value="5" calcext:value-type="float">
            <text:p>R 5.00</text:p>
          </table:table-cell>
          <table:table-cell table:formula="of:=IF(NOT(ISBLANK([.A22])); IF(NOT(ISBLANK([.B22])); &quot;Don't specify category and subcategory on the same line&quot;; IF(NOT(ISBLANK([.C22])); &quot;Don't specify an amount for the category.&quot;;  &quot;OK1&quot;)); IF(NOT(ISBLANK([.B22]));IF(ISBLANK([.C22]); &quot;You need to specify an amount.&quot;; &quot;OK2&quot;); IF(NOT(ISBLANK([.C22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2]); 0; SUM([.C22:.C$75])-SUM([.E23:.E$75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23])); IF(NOT(ISBLANK([.B23])); &quot;Don't specify category and subcategory on the same line&quot;; IF(NOT(ISBLANK([.C23])); &quot;Don't specify an amount for the category.&quot;;  &quot;OK1&quot;)); IF(NOT(ISBLANK([.B23]));IF(ISBLANK([.C23]); &quot;You need to specify an amount.&quot;; &quot;OK2&quot;); IF(NOT(ISBLANK([.C2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23]); 0; SUM([.C23:.C$75])-SUM([.E24:.E$75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office:value-type="string" calcext:value-type="string">
            <text:p>Baz</text:p>
          </table:table-cell>
          <table:table-cell table:style-name="ce13"/>
          <table:table-cell table:style-name="ce22"/>
          <table:table-cell table:formula="of:=IF(NOT(ISBLANK([.A24])); IF(NOT(ISBLANK([.B24])); &quot;Don't specify category and subcategory on the same line&quot;; IF(NOT(ISBLANK([.C24])); &quot;Don't specify an amount for the category.&quot;;  &quot;OK1&quot;)); IF(NOT(ISBLANK([.B24]));IF(ISBLANK([.C24]); &quot;You need to specify an amount.&quot;; &quot;OK2&quot;); IF(NOT(ISBLANK([.C24])); &quot;You need to specify a sub-category name&quot;; &quot;OK3&quot;)))" office:value-type="string" office:string-value="OK1" calcext:value-type="string">
            <text:p>OK1</text:p>
          </table:table-cell>
          <table:table-cell table:style-name="ce23" table:formula="of:=IF(ISBLANK([.A24]); 0; SUM([.C24:.C$75])-SUM([.E25:.E$75]))" office:value-type="float" office:value="222" calcext:value-type="float">
            <text:p>R 222.00</text:p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1</text:p>
          </table:table-cell>
          <table:table-cell table:style-name="ce22" office:value-type="float" office:value="9" calcext:value-type="float">
            <text:p>R 9.00</text:p>
          </table:table-cell>
          <table:table-cell table:formula="of:=IF(NOT(ISBLANK([.A25])); IF(NOT(ISBLANK([.B25])); &quot;Don't specify category and subcategory on the same line&quot;; IF(NOT(ISBLANK([.C25])); &quot;Don't specify an amount for the category.&quot;;  &quot;OK1&quot;)); IF(NOT(ISBLANK([.B25]));IF(ISBLANK([.C25]); &quot;You need to specify an amount.&quot;; &quot;OK2&quot;); IF(NOT(ISBLANK([.C25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5]); 0; SUM([.C25:.C$75])-SUM([.E26:.E$75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2</text:p>
          </table:table-cell>
          <table:table-cell table:style-name="ce22" office:value-type="float" office:value="45" calcext:value-type="float">
            <text:p>R 45.00</text:p>
          </table:table-cell>
          <table:table-cell table:formula="of:=IF(NOT(ISBLANK([.A26])); IF(NOT(ISBLANK([.B26])); &quot;Don't specify category and subcategory on the same line&quot;; IF(NOT(ISBLANK([.C26])); &quot;Don't specify an amount for the category.&quot;;  &quot;OK1&quot;)); IF(NOT(ISBLANK([.B26]));IF(ISBLANK([.C26]); &quot;You need to specify an amount.&quot;; &quot;OK2&quot;); IF(NOT(ISBLANK([.C26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6]); 0; SUM([.C26:.C$75])-SUM([.E27:.E$75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3</text:p>
          </table:table-cell>
          <table:table-cell table:style-name="ce22" office:value-type="float" office:value="123" calcext:value-type="float">
            <text:p>R 123.00</text:p>
          </table:table-cell>
          <table:table-cell table:formula="of:=IF(NOT(ISBLANK([.A27])); IF(NOT(ISBLANK([.B27])); &quot;Don't specify category and subcategory on the same line&quot;; IF(NOT(ISBLANK([.C27])); &quot;Don't specify an amount for the category.&quot;;  &quot;OK1&quot;)); IF(NOT(ISBLANK([.B27]));IF(ISBLANK([.C27]); &quot;You need to specify an amount.&quot;; &quot;OK2&quot;); IF(NOT(ISBLANK([.C27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7]); 0; SUM([.C27:.C$75])-SUM([.E28:.E$75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4</text:p>
          </table:table-cell>
          <table:table-cell table:style-name="ce22" office:value-type="float" office:value="1" calcext:value-type="float">
            <text:p>R 1.00</text:p>
          </table:table-cell>
          <table:table-cell table:formula="of:=IF(NOT(ISBLANK([.A28])); IF(NOT(ISBLANK([.B28])); &quot;Don't specify category and subcategory on the same line&quot;; IF(NOT(ISBLANK([.C28])); &quot;Don't specify an amount for the category.&quot;;  &quot;OK1&quot;)); IF(NOT(ISBLANK([.B28]));IF(ISBLANK([.C28]); &quot;You need to specify an amount.&quot;; &quot;OK2&quot;); IF(NOT(ISBLANK([.C28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8]); 0; SUM([.C28:.C$75])-SUM([.E29:.E$75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5</text:p>
          </table:table-cell>
          <table:table-cell table:style-name="ce22" office:value-type="float" office:value="44" calcext:value-type="float">
            <text:p>R 44.00</text:p>
          </table:table-cell>
          <table:table-cell table:formula="of:=IF(NOT(ISBLANK([.A29])); IF(NOT(ISBLANK([.B29])); &quot;Don't specify category and subcategory on the same line&quot;; IF(NOT(ISBLANK([.C29])); &quot;Don't specify an amount for the category.&quot;;  &quot;OK1&quot;)); IF(NOT(ISBLANK([.B29]));IF(ISBLANK([.C29]); &quot;You need to specify an amount.&quot;; &quot;OK2&quot;); IF(NOT(ISBLANK([.C29])); &quot;You need to specify a sub-category name&quot;; &quot;OK3&quot;)))" office:value-type="string" office:string-value="OK2" calcext:value-type="string">
            <text:p>OK2</text:p>
          </table:table-cell>
          <table:table-cell table:style-name="ce23" table:formula="of:=IF(ISBLANK([.A29]); 0; SUM([.C29:.C$75])-SUM([.E30:.E$75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0])); IF(NOT(ISBLANK([.B30])); &quot;Don't specify category and subcategory on the same line&quot;; IF(NOT(ISBLANK([.C30])); &quot;Don't specify an amount for the category.&quot;;  &quot;OK1&quot;)); IF(NOT(ISBLANK([.B30]));IF(ISBLANK([.C30]); &quot;You need to specify an amount.&quot;; &quot;OK2&quot;); IF(NOT(ISBLANK([.C3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0]); 0; SUM([.C30:.C$75])-SUM([.E31:.E$75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1])); IF(NOT(ISBLANK([.B31])); &quot;Don't specify category and subcategory on the same line&quot;; IF(NOT(ISBLANK([.C31])); &quot;Don't specify an amount for the category.&quot;;  &quot;OK1&quot;)); IF(NOT(ISBLANK([.B31]));IF(ISBLANK([.C31]); &quot;You need to specify an amount.&quot;; &quot;OK2&quot;); IF(NOT(ISBLANK([.C31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1]); 0; SUM([.C31:.C$75])-SUM([.E32:.E$75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2])); IF(NOT(ISBLANK([.B32])); &quot;Don't specify category and subcategory on the same line&quot;; IF(NOT(ISBLANK([.C32])); &quot;Don't specify an amount for the category.&quot;;  &quot;OK1&quot;)); IF(NOT(ISBLANK([.B32]));IF(ISBLANK([.C32]); &quot;You need to specify an amount.&quot;; &quot;OK2&quot;); IF(NOT(ISBLANK([.C32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2]); 0; SUM([.C32:.C$75])-SUM([.E33:.E$75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3])); IF(NOT(ISBLANK([.B33])); &quot;Don't specify category and subcategory on the same line&quot;; IF(NOT(ISBLANK([.C33])); &quot;Don't specify an amount for the category.&quot;;  &quot;OK1&quot;)); IF(NOT(ISBLANK([.B33]));IF(ISBLANK([.C33]); &quot;You need to specify an amount.&quot;; &quot;OK2&quot;); IF(NOT(ISBLANK([.C3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3]); 0; SUM([.C33:.C$75])-SUM([.E34:.E$75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4])); IF(NOT(ISBLANK([.B34])); &quot;Don't specify category and subcategory on the same line&quot;; IF(NOT(ISBLANK([.C34])); &quot;Don't specify an amount for the category.&quot;;  &quot;OK1&quot;)); IF(NOT(ISBLANK([.B34]));IF(ISBLANK([.C34]); &quot;You need to specify an amount.&quot;; &quot;OK2&quot;); IF(NOT(ISBLANK([.C34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4]); 0; SUM([.C34:.C$75])-SUM([.E35:.E$75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5])); IF(NOT(ISBLANK([.B35])); &quot;Don't specify category and subcategory on the same line&quot;; IF(NOT(ISBLANK([.C35])); &quot;Don't specify an amount for the category.&quot;;  &quot;OK1&quot;)); IF(NOT(ISBLANK([.B35]));IF(ISBLANK([.C35]); &quot;You need to specify an amount.&quot;; &quot;OK2&quot;); IF(NOT(ISBLANK([.C35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5]); 0; SUM([.C35:.C$75])-SUM([.E36:.E$75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6])); IF(NOT(ISBLANK([.B36])); &quot;Don't specify category and subcategory on the same line&quot;; IF(NOT(ISBLANK([.C36])); &quot;Don't specify an amount for the category.&quot;;  &quot;OK1&quot;)); IF(NOT(ISBLANK([.B36]));IF(ISBLANK([.C36]); &quot;You need to specify an amount.&quot;; &quot;OK2&quot;); IF(NOT(ISBLANK([.C36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6]); 0; SUM([.C36:.C$75])-SUM([.E37:.E$75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7])); IF(NOT(ISBLANK([.B37])); &quot;Don't specify category and subcategory on the same line&quot;; IF(NOT(ISBLANK([.C37])); &quot;Don't specify an amount for the category.&quot;;  &quot;OK1&quot;)); IF(NOT(ISBLANK([.B37]));IF(ISBLANK([.C37]); &quot;You need to specify an amount.&quot;; &quot;OK2&quot;); IF(NOT(ISBLANK([.C37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7]); 0; SUM([.C37:.C$75])-SUM([.E38:.E$75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8])); IF(NOT(ISBLANK([.B38])); &quot;Don't specify category and subcategory on the same line&quot;; IF(NOT(ISBLANK([.C38])); &quot;Don't specify an amount for the category.&quot;;  &quot;OK1&quot;)); IF(NOT(ISBLANK([.B38]));IF(ISBLANK([.C38]); &quot;You need to specify an amount.&quot;; &quot;OK2&quot;); IF(NOT(ISBLANK([.C38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8]); 0; SUM([.C38:.C$75])-SUM([.E39:.E$75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39])); IF(NOT(ISBLANK([.B39])); &quot;Don't specify category and subcategory on the same line&quot;; IF(NOT(ISBLANK([.C39])); &quot;Don't specify an amount for the category.&quot;;  &quot;OK1&quot;)); IF(NOT(ISBLANK([.B39]));IF(ISBLANK([.C39]); &quot;You need to specify an amount.&quot;; &quot;OK2&quot;); IF(NOT(ISBLANK([.C39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39]); 0; SUM([.C39:.C$75])-SUM([.E40:.E$75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0])); IF(NOT(ISBLANK([.B40])); &quot;Don't specify category and subcategory on the same line&quot;; IF(NOT(ISBLANK([.C40])); &quot;Don't specify an amount for the category.&quot;;  &quot;OK1&quot;)); IF(NOT(ISBLANK([.B40]));IF(ISBLANK([.C40]); &quot;You need to specify an amount.&quot;; &quot;OK2&quot;); IF(NOT(ISBLANK([.C4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0]); 0; SUM([.C40:.C$75])-SUM([.E41:.E$75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1])); IF(NOT(ISBLANK([.B41])); &quot;Don't specify category and subcategory on the same line&quot;; IF(NOT(ISBLANK([.C41])); &quot;Don't specify an amount for the category.&quot;;  &quot;OK1&quot;)); IF(NOT(ISBLANK([.B41]));IF(ISBLANK([.C41]); &quot;You need to specify an amount.&quot;; &quot;OK2&quot;); IF(NOT(ISBLANK([.C41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1]); 0; SUM([.C41:.C$75])-SUM([.E42:.E$75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2])); IF(NOT(ISBLANK([.B42])); &quot;Don't specify category and subcategory on the same line&quot;; IF(NOT(ISBLANK([.C42])); &quot;Don't specify an amount for the category.&quot;;  &quot;OK1&quot;)); IF(NOT(ISBLANK([.B42]));IF(ISBLANK([.C42]); &quot;You need to specify an amount.&quot;; &quot;OK2&quot;); IF(NOT(ISBLANK([.C42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2]); 0; SUM([.C42:.C$75])-SUM([.E43:.E$75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3])); IF(NOT(ISBLANK([.B43])); &quot;Don't specify category and subcategory on the same line&quot;; IF(NOT(ISBLANK([.C43])); &quot;Don't specify an amount for the category.&quot;;  &quot;OK1&quot;)); IF(NOT(ISBLANK([.B43]));IF(ISBLANK([.C43]); &quot;You need to specify an amount.&quot;; &quot;OK2&quot;); IF(NOT(ISBLANK([.C4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3]); 0; SUM([.C43:.C$75])-SUM([.E44:.E$75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4])); IF(NOT(ISBLANK([.B44])); &quot;Don't specify category and subcategory on the same line&quot;; IF(NOT(ISBLANK([.C44])); &quot;Don't specify an amount for the category.&quot;;  &quot;OK1&quot;)); IF(NOT(ISBLANK([.B44]));IF(ISBLANK([.C44]); &quot;You need to specify an amount.&quot;; &quot;OK2&quot;); IF(NOT(ISBLANK([.C44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4]); 0; SUM([.C44:.C$75])-SUM([.E45:.E$75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5])); IF(NOT(ISBLANK([.B45])); &quot;Don't specify category and subcategory on the same line&quot;; IF(NOT(ISBLANK([.C45])); &quot;Don't specify an amount for the category.&quot;;  &quot;OK1&quot;)); IF(NOT(ISBLANK([.B45]));IF(ISBLANK([.C45]); &quot;You need to specify an amount.&quot;; &quot;OK2&quot;); IF(NOT(ISBLANK([.C45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5]); 0; SUM([.C45:.C$75])-SUM([.E46:.E$75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6])); IF(NOT(ISBLANK([.B46])); &quot;Don't specify category and subcategory on the same line&quot;; IF(NOT(ISBLANK([.C46])); &quot;Don't specify an amount for the category.&quot;;  &quot;OK1&quot;)); IF(NOT(ISBLANK([.B46]));IF(ISBLANK([.C46]); &quot;You need to specify an amount.&quot;; &quot;OK2&quot;); IF(NOT(ISBLANK([.C46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6]); 0; SUM([.C46:.C$75])-SUM([.E47:.E$75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7])); IF(NOT(ISBLANK([.B47])); &quot;Don't specify category and subcategory on the same line&quot;; IF(NOT(ISBLANK([.C47])); &quot;Don't specify an amount for the category.&quot;;  &quot;OK1&quot;)); IF(NOT(ISBLANK([.B47]));IF(ISBLANK([.C47]); &quot;You need to specify an amount.&quot;; &quot;OK2&quot;); IF(NOT(ISBLANK([.C47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7]); 0; SUM([.C47:.C$75])-SUM([.E48:.E$75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8])); IF(NOT(ISBLANK([.B48])); &quot;Don't specify category and subcategory on the same line&quot;; IF(NOT(ISBLANK([.C48])); &quot;Don't specify an amount for the category.&quot;;  &quot;OK1&quot;)); IF(NOT(ISBLANK([.B48]));IF(ISBLANK([.C48]); &quot;You need to specify an amount.&quot;; &quot;OK2&quot;); IF(NOT(ISBLANK([.C48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8]); 0; SUM([.C48:.C$75])-SUM([.E49:.E$75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49])); IF(NOT(ISBLANK([.B49])); &quot;Don't specify category and subcategory on the same line&quot;; IF(NOT(ISBLANK([.C49])); &quot;Don't specify an amount for the category.&quot;;  &quot;OK1&quot;)); IF(NOT(ISBLANK([.B49]));IF(ISBLANK([.C49]); &quot;You need to specify an amount.&quot;; &quot;OK2&quot;); IF(NOT(ISBLANK([.C49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49]); 0; SUM([.C49:.C$75])-SUM([.E50:.E$75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0])); IF(NOT(ISBLANK([.B50])); &quot;Don't specify category and subcategory on the same line&quot;; IF(NOT(ISBLANK([.C50])); &quot;Don't specify an amount for the category.&quot;;  &quot;OK1&quot;)); IF(NOT(ISBLANK([.B50]));IF(ISBLANK([.C50]); &quot;You need to specify an amount.&quot;; &quot;OK2&quot;); IF(NOT(ISBLANK([.C5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0]); 0; SUM([.C50:.C$75])-SUM([.E51:.E$75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1])); IF(NOT(ISBLANK([.B51])); &quot;Don't specify category and subcategory on the same line&quot;; IF(NOT(ISBLANK([.C51])); &quot;Don't specify an amount for the category.&quot;;  &quot;OK1&quot;)); IF(NOT(ISBLANK([.B51]));IF(ISBLANK([.C51]); &quot;You need to specify an amount.&quot;; &quot;OK2&quot;); IF(NOT(ISBLANK([.C51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1]); 0; SUM([.C51:.C$75])-SUM([.E52:.E$75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2])); IF(NOT(ISBLANK([.B52])); &quot;Don't specify category and subcategory on the same line&quot;; IF(NOT(ISBLANK([.C52])); &quot;Don't specify an amount for the category.&quot;;  &quot;OK1&quot;)); IF(NOT(ISBLANK([.B52]));IF(ISBLANK([.C52]); &quot;You need to specify an amount.&quot;; &quot;OK2&quot;); IF(NOT(ISBLANK([.C52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2]); 0; SUM([.C52:.C$75])-SUM([.E53:.E$75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3])); IF(NOT(ISBLANK([.B53])); &quot;Don't specify category and subcategory on the same line&quot;; IF(NOT(ISBLANK([.C53])); &quot;Don't specify an amount for the category.&quot;;  &quot;OK1&quot;)); IF(NOT(ISBLANK([.B53]));IF(ISBLANK([.C53]); &quot;You need to specify an amount.&quot;; &quot;OK2&quot;); IF(NOT(ISBLANK([.C5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3]); 0; SUM([.C53:.C$75])-SUM([.E54:.E$75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4])); IF(NOT(ISBLANK([.B54])); &quot;Don't specify category and subcategory on the same line&quot;; IF(NOT(ISBLANK([.C54])); &quot;Don't specify an amount for the category.&quot;;  &quot;OK1&quot;)); IF(NOT(ISBLANK([.B54]));IF(ISBLANK([.C54]); &quot;You need to specify an amount.&quot;; &quot;OK2&quot;); IF(NOT(ISBLANK([.C54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4]); 0; SUM([.C54:.C$75])-SUM([.E55:.E$75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5])); IF(NOT(ISBLANK([.B55])); &quot;Don't specify category and subcategory on the same line&quot;; IF(NOT(ISBLANK([.C55])); &quot;Don't specify an amount for the category.&quot;;  &quot;OK1&quot;)); IF(NOT(ISBLANK([.B55]));IF(ISBLANK([.C55]); &quot;You need to specify an amount.&quot;; &quot;OK2&quot;); IF(NOT(ISBLANK([.C55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5]); 0; SUM([.C55:.C$75])-SUM([.E56:.E$75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6])); IF(NOT(ISBLANK([.B56])); &quot;Don't specify category and subcategory on the same line&quot;; IF(NOT(ISBLANK([.C56])); &quot;Don't specify an amount for the category.&quot;;  &quot;OK1&quot;)); IF(NOT(ISBLANK([.B56]));IF(ISBLANK([.C56]); &quot;You need to specify an amount.&quot;; &quot;OK2&quot;); IF(NOT(ISBLANK([.C56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6]); 0; SUM([.C56:.C$75])-SUM([.E57:.E$75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7])); IF(NOT(ISBLANK([.B57])); &quot;Don't specify category and subcategory on the same line&quot;; IF(NOT(ISBLANK([.C57])); &quot;Don't specify an amount for the category.&quot;;  &quot;OK1&quot;)); IF(NOT(ISBLANK([.B57]));IF(ISBLANK([.C57]); &quot;You need to specify an amount.&quot;; &quot;OK2&quot;); IF(NOT(ISBLANK([.C57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7]); 0; SUM([.C57:.C$75])-SUM([.E58:.E$75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8])); IF(NOT(ISBLANK([.B58])); &quot;Don't specify category and subcategory on the same line&quot;; IF(NOT(ISBLANK([.C58])); &quot;Don't specify an amount for the category.&quot;;  &quot;OK1&quot;)); IF(NOT(ISBLANK([.B58]));IF(ISBLANK([.C58]); &quot;You need to specify an amount.&quot;; &quot;OK2&quot;); IF(NOT(ISBLANK([.C58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8]); 0; SUM([.C58:.C$75])-SUM([.E59:.E$75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59])); IF(NOT(ISBLANK([.B59])); &quot;Don't specify category and subcategory on the same line&quot;; IF(NOT(ISBLANK([.C59])); &quot;Don't specify an amount for the category.&quot;;  &quot;OK1&quot;)); IF(NOT(ISBLANK([.B59]));IF(ISBLANK([.C59]); &quot;You need to specify an amount.&quot;; &quot;OK2&quot;); IF(NOT(ISBLANK([.C59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59]); 0; SUM([.C59:.C$75])-SUM([.E60:.E$75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0])); IF(NOT(ISBLANK([.B60])); &quot;Don't specify category and subcategory on the same line&quot;; IF(NOT(ISBLANK([.C60])); &quot;Don't specify an amount for the category.&quot;;  &quot;OK1&quot;)); IF(NOT(ISBLANK([.B60]));IF(ISBLANK([.C60]); &quot;You need to specify an amount.&quot;; &quot;OK2&quot;); IF(NOT(ISBLANK([.C6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0]); 0; SUM([.C60:.C$75])-SUM([.E61:.E$75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1])); IF(NOT(ISBLANK([.B61])); &quot;Don't specify category and subcategory on the same line&quot;; IF(NOT(ISBLANK([.C61])); &quot;Don't specify an amount for the category.&quot;;  &quot;OK1&quot;)); IF(NOT(ISBLANK([.B61]));IF(ISBLANK([.C61]); &quot;You need to specify an amount.&quot;; &quot;OK2&quot;); IF(NOT(ISBLANK([.C61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1]); 0; SUM([.C61:.C$75])-SUM([.E62:.E$75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2])); IF(NOT(ISBLANK([.B62])); &quot;Don't specify category and subcategory on the same line&quot;; IF(NOT(ISBLANK([.C62])); &quot;Don't specify an amount for the category.&quot;;  &quot;OK1&quot;)); IF(NOT(ISBLANK([.B62]));IF(ISBLANK([.C62]); &quot;You need to specify an amount.&quot;; &quot;OK2&quot;); IF(NOT(ISBLANK([.C62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2]); 0; SUM([.C62:.C$75])-SUM([.E63:.E$75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3])); IF(NOT(ISBLANK([.B63])); &quot;Don't specify category and subcategory on the same line&quot;; IF(NOT(ISBLANK([.C63])); &quot;Don't specify an amount for the category.&quot;;  &quot;OK1&quot;)); IF(NOT(ISBLANK([.B63]));IF(ISBLANK([.C63]); &quot;You need to specify an amount.&quot;; &quot;OK2&quot;); IF(NOT(ISBLANK([.C6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3]); 0; SUM([.C63:.C$75])-SUM([.E64:.E$75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4])); IF(NOT(ISBLANK([.B64])); &quot;Don't specify category and subcategory on the same line&quot;; IF(NOT(ISBLANK([.C64])); &quot;Don't specify an amount for the category.&quot;;  &quot;OK1&quot;)); IF(NOT(ISBLANK([.B64]));IF(ISBLANK([.C64]); &quot;You need to specify an amount.&quot;; &quot;OK2&quot;); IF(NOT(ISBLANK([.C64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4]); 0; SUM([.C64:.C$75])-SUM([.E65:.E$75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5])); IF(NOT(ISBLANK([.B65])); &quot;Don't specify category and subcategory on the same line&quot;; IF(NOT(ISBLANK([.C65])); &quot;Don't specify an amount for the category.&quot;;  &quot;OK1&quot;)); IF(NOT(ISBLANK([.B65]));IF(ISBLANK([.C65]); &quot;You need to specify an amount.&quot;; &quot;OK2&quot;); IF(NOT(ISBLANK([.C65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5]); 0; SUM([.C65:.C$75])-SUM([.E66:.E$75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6])); IF(NOT(ISBLANK([.B66])); &quot;Don't specify category and subcategory on the same line&quot;; IF(NOT(ISBLANK([.C66])); &quot;Don't specify an amount for the category.&quot;;  &quot;OK1&quot;)); IF(NOT(ISBLANK([.B66]));IF(ISBLANK([.C66]); &quot;You need to specify an amount.&quot;; &quot;OK2&quot;); IF(NOT(ISBLANK([.C66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6]); 0; SUM([.C66:.C$75])-SUM([.E67:.E$75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7])); IF(NOT(ISBLANK([.B67])); &quot;Don't specify category and subcategory on the same line&quot;; IF(NOT(ISBLANK([.C67])); &quot;Don't specify an amount for the category.&quot;;  &quot;OK1&quot;)); IF(NOT(ISBLANK([.B67]));IF(ISBLANK([.C67]); &quot;You need to specify an amount.&quot;; &quot;OK2&quot;); IF(NOT(ISBLANK([.C67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7]); 0; SUM([.C67:.C$75])-SUM([.E68:.E$75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8])); IF(NOT(ISBLANK([.B68])); &quot;Don't specify category and subcategory on the same line&quot;; IF(NOT(ISBLANK([.C68])); &quot;Don't specify an amount for the category.&quot;;  &quot;OK1&quot;)); IF(NOT(ISBLANK([.B68]));IF(ISBLANK([.C68]); &quot;You need to specify an amount.&quot;; &quot;OK2&quot;); IF(NOT(ISBLANK([.C68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8]); 0; SUM([.C68:.C$75])-SUM([.E69:.E$75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69])); IF(NOT(ISBLANK([.B69])); &quot;Don't specify category and subcategory on the same line&quot;; IF(NOT(ISBLANK([.C69])); &quot;Don't specify an amount for the category.&quot;;  &quot;OK1&quot;)); IF(NOT(ISBLANK([.B69]));IF(ISBLANK([.C69]); &quot;You need to specify an amount.&quot;; &quot;OK2&quot;); IF(NOT(ISBLANK([.C69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69]); 0; SUM([.C69:.C$75])-SUM([.E70:.E$75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0])); IF(NOT(ISBLANK([.B70])); &quot;Don't specify category and subcategory on the same line&quot;; IF(NOT(ISBLANK([.C70])); &quot;Don't specify an amount for the category.&quot;;  &quot;OK1&quot;)); IF(NOT(ISBLANK([.B70]));IF(ISBLANK([.C70]); &quot;You need to specify an amount.&quot;; &quot;OK2&quot;); IF(NOT(ISBLANK([.C70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0]); 0; SUM([.C70:.C$75])-SUM([.E71:.E$75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1])); IF(NOT(ISBLANK([.B71])); &quot;Don't specify category and subcategory on the same line&quot;; IF(NOT(ISBLANK([.C71])); &quot;Don't specify an amount for the category.&quot;;  &quot;OK1&quot;)); IF(NOT(ISBLANK([.B71]));IF(ISBLANK([.C71]); &quot;You need to specify an amount.&quot;; &quot;OK2&quot;); IF(NOT(ISBLANK([.C71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1]); 0; SUM([.C71:.C$75])-SUM([.E72:.E$75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2])); IF(NOT(ISBLANK([.B72])); &quot;Don't specify category and subcategory on the same line&quot;; IF(NOT(ISBLANK([.C72])); &quot;Don't specify an amount for the category.&quot;;  &quot;OK1&quot;)); IF(NOT(ISBLANK([.B72]));IF(ISBLANK([.C72]); &quot;You need to specify an amount.&quot;; &quot;OK2&quot;); IF(NOT(ISBLANK([.C72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2]); 0; SUM([.C72:.C$75])-SUM([.E73:.E$75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3])); IF(NOT(ISBLANK([.B73])); &quot;Don't specify category and subcategory on the same line&quot;; IF(NOT(ISBLANK([.C73])); &quot;Don't specify an amount for the category.&quot;;  &quot;OK1&quot;)); IF(NOT(ISBLANK([.B73]));IF(ISBLANK([.C73]); &quot;You need to specify an amount.&quot;; &quot;OK2&quot;); IF(NOT(ISBLANK([.C73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3]); 0; SUM([.C73:.C$75])-SUM([.E74:.E$75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4])); IF(NOT(ISBLANK([.B74])); &quot;Don't specify category and subcategory on the same line&quot;; IF(NOT(ISBLANK([.C74])); &quot;Don't specify an amount for the category.&quot;;  &quot;OK1&quot;)); IF(NOT(ISBLANK([.B74]));IF(ISBLANK([.C74]); &quot;You need to specify an amount.&quot;; &quot;OK2&quot;); IF(NOT(ISBLANK([.C74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4]); 0; SUM([.C74:.C$75])-SUM([.E75:.E$75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formula="of:=IF(NOT(ISBLANK([.A75])); IF(NOT(ISBLANK([.B75])); &quot;Don't specify category and subcategory on the same line&quot;; IF(NOT(ISBLANK([.C75])); &quot;Don't specify an amount for the category.&quot;;  &quot;OK1&quot;)); IF(NOT(ISBLANK([.B75]));IF(ISBLANK([.C75]); &quot;You need to specify an amount.&quot;; &quot;OK2&quot;); IF(NOT(ISBLANK([.C75])); &quot;You need to specify a sub-category name&quot;; &quot;OK3&quot;)))" office:value-type="string" office:string-value="OK3" calcext:value-type="string">
            <text:p>OK3</text:p>
          </table:table-cell>
          <table:table-cell table:style-name="ce23" table:formula="of:=IF(ISBLANK([.A75]); 0; SUM([.C75:.C$75])-SUM([.E76:.E$75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ce23" table:formula="of:=SUM([.C16:.C75])" office:value-type="float" office:value="258" calcext:value-type="float">
            <text:p>R 258.00</text:p>
          </table:table-cell>
          <table:table-cell/>
          <table:table-cell table:style-name="ce24" table:formula="of:=SUM([.E16:.E75])" office:value-type="currency" office:currency="ZAR" office:value="258" calcext:value-type="currency">
            <text:p>R 258.00</text:p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ce23"/>
        <table:table-column table:style-name="co7" table:default-cell-style-name="Default"/>
        <table:table-column table:style-name="co2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efault percent change</text:p>
          </table:table-cell>
          <table:table-cell table:style-name="ce25" office:value-type="percentage" office:value="0.07" calcext:value-type="percentage">
            <text:p>7.0%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table:style-name="Default" office:value-type="string" calcext:value-type="string">
            <text:p>Budgeted amount</text:p>
          </table:table-cell>
          <table:table-cell office:value-type="string" calcext:value-type="string">
            <text:p>Percent change / Errors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6]);&quot;&quot;;['Previous Year Financials'.A16])" office:value-type="string" office:string-value="Repairs and Maintenance" calcext:value-type="string">
            <text:p>Repairs and Maintenance</text:p>
          </table:table-cell>
          <table:table-cell table:formula="of:=IF(ISBLANK(['Previous Year Financials'.B16]);&quot;&quot;;['Previous Year Financials'.B16])">
            <text:p/>
          </table:table-cell>
          <table:table-cell table:formula="of:=IF(ISBLANK(['Previous Year Financials'.C16]);&quot;&quot;;['Previous Year Financials'.C16])">
            <text:p/>
          </table:table-cell>
          <table:table-cell table:formula="of:=IF([.C5]=&quot;&quot;;0;(1+[.$B$2])*[.C5])" office:value-type="float" office:value="0" calcext:value-type="float">
            <text:p/>
          </table:table-cell>
          <table:table-cell table:formula="of:=IF([.C5]=&quot;&quot;; &quot;&quot;; [.D5]/[.C5]-1)">
            <text:p/>
          </table:table-cell>
          <table:table-cell table:formula="of:=IF([.A5]=&quot;&quot;;0;SUM([.D6:.D$64])-SUM([.F6:.F$64]))" office:value-type="float" office:value="33.17" calcext:value-type="float">
            <text:p>33.17</text:p>
          </table:table-cell>
        </table:table-row>
        <table:table-row table:style-name="ro3">
          <table:table-cell table:formula="of:=IF(ISBLANK(['Previous Year Financials'.A17]);&quot;&quot;;['Previous Year Financials'.A17])">
            <text:p/>
          </table:table-cell>
          <table:table-cell table:formula="of:=IF(ISBLANK(['Previous Year Financials'.B17]);&quot;&quot;;['Previous Year Financials'.B17])" office:value-type="string" office:string-value="Foo1" calcext:value-type="string">
            <text:p>Foo1</text:p>
          </table:table-cell>
          <table:table-cell table:formula="of:=IF(ISBLANK(['Previous Year Financials'.C17]);&quot;&quot;;['Previous Year Financials'.C17])" office:value-type="float" office:value="6" calcext:value-type="float">
            <text:p>R 6.00</text:p>
          </table:table-cell>
          <table:table-cell table:formula="of:=IF([.C6]=&quot;&quot;;0;(1+[.$B$2])*[.C6])" office:value-type="float" office:value="6.42" calcext:value-type="float">
            <text:p>R 6.42</text:p>
          </table:table-cell>
          <table:table-cell table:formula="of:=IF([.C6]=&quot;&quot;; &quot;&quot;; [.D6]/[.C6]-1)" office:value-type="float" office:value="0.0700000000000001" calcext:value-type="float">
            <text:p>0.07</text:p>
          </table:table-cell>
          <table:table-cell table:formula="of:=IF([.A6]=&quot;&quot;;0;SUM([.D7:.D$64])-SUM([.F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Foo2" calcext:value-type="string">
            <text:p>Foo2</text:p>
          </table:table-cell>
          <table:table-cell table:formula="of:=IF(ISBLANK(['Previous Year Financials'.C18]);&quot;&quot;;['Previous Year Financials'.C18])" office:value-type="float" office:value="12" calcext:value-type="float">
            <text:p>R 12.00</text:p>
          </table:table-cell>
          <table:table-cell table:formula="of:=IF([.C7]=&quot;&quot;;0;(1+[.$B$2])*[.C7])" office:value-type="float" office:value="12.84" calcext:value-type="float">
            <text:p>R 12.84</text:p>
          </table:table-cell>
          <table:table-cell table:formula="of:=IF([.C7]=&quot;&quot;; &quot;&quot;; [.D7]/[.C7]-1)" office:value-type="float" office:value="0.0700000000000001" calcext:value-type="float">
            <text:p>0.07</text:p>
          </table:table-cell>
          <table:table-cell table:formula="of:=IF([.A7]=&quot;&quot;;0;SUM([.D8:.D$64])-SUM([.F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Foo3" calcext:value-type="string">
            <text:p>Foo3</text:p>
          </table:table-cell>
          <table:table-cell table:formula="of:=IF(ISBLANK(['Previous Year Financials'.C19]);&quot;&quot;;['Previous Year Financials'.C19])" office:value-type="float" office:value="13" calcext:value-type="float">
            <text:p>R 13.00</text:p>
          </table:table-cell>
          <table:table-cell table:formula="of:=IF([.C8]=&quot;&quot;;0;(1+[.$B$2])*[.C8])" office:value-type="float" office:value="13.91" calcext:value-type="float">
            <text:p>R 13.91</text:p>
          </table:table-cell>
          <table:table-cell table:formula="of:=IF([.C8]=&quot;&quot;; &quot;&quot;; [.D8]/[.C8]-1)" office:value-type="float" office:value="0.0700000000000001" calcext:value-type="float">
            <text:p>0.07</text:p>
          </table:table-cell>
          <table:table-cell table:formula="of:=IF([.A8]=&quot;&quot;;0;SUM([.D9:.D$64])-SUM([.F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9]=&quot;&quot;;0;(1+[.$B$2])*[.C9])" office:value-type="float" office:value="0" calcext:value-type="float">
            <text:p/>
          </table:table-cell>
          <table:table-cell table:formula="of:=IF([.C9]=&quot;&quot;; &quot;&quot;; [.D9]/[.C9]-1)">
            <text:p/>
          </table:table-cell>
          <table:table-cell table:formula="of:=IF([.A9]=&quot;&quot;;0;SUM([.D10:.D$64])-SUM([.F1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 office:value-type="string" office:string-value="Bar" calcext:value-type="string">
            <text:p>Bar</text:p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0]=&quot;&quot;;0;(1+[.$B$2])*[.C10])" office:value-type="float" office:value="0" calcext:value-type="float">
            <text:p/>
          </table:table-cell>
          <table:table-cell table:formula="of:=IF([.C10]=&quot;&quot;; &quot;&quot;; [.D10]/[.C10]-1)">
            <text:p/>
          </table:table-cell>
          <table:table-cell table:formula="of:=IF([.A10]=&quot;&quot;;0;SUM([.D11:.D$64])-SUM([.F11:.F$64]))" office:value-type="float" office:value="5.34999999999999" calcext:value-type="float">
            <text:p>5.35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Bar1" calcext:value-type="string">
            <text:p>Bar1</text:p>
          </table:table-cell>
          <table:table-cell table:formula="of:=IF(ISBLANK(['Previous Year Financials'.C22]);&quot;&quot;;['Previous Year Financials'.C22])" office:value-type="float" office:value="5" calcext:value-type="float">
            <text:p>R 5.00</text:p>
          </table:table-cell>
          <table:table-cell table:formula="of:=IF([.C11]=&quot;&quot;;0;(1+[.$B$2])*[.C11])" office:value-type="float" office:value="5.35" calcext:value-type="float">
            <text:p>R 5.35</text:p>
          </table:table-cell>
          <table:table-cell table:formula="of:=IF([.C11]=&quot;&quot;; &quot;&quot;; [.D11]/[.C11]-1)" office:value-type="float" office:value="0.0700000000000001" calcext:value-type="float">
            <text:p>0.07</text:p>
          </table:table-cell>
          <table:table-cell table:formula="of:=IF([.A11]=&quot;&quot;;0;SUM([.D12:.D$64])-SUM([.F1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12]=&quot;&quot;;0;(1+[.$B$2])*[.C12])" office:value-type="float" office:value="0" calcext:value-type="float">
            <text:p/>
          </table:table-cell>
          <table:table-cell table:formula="of:=IF([.C12]=&quot;&quot;; &quot;&quot;; [.D12]/[.C12]-1)">
            <text:p/>
          </table:table-cell>
          <table:table-cell table:formula="of:=IF([.A12]=&quot;&quot;;0;SUM([.D13:.D$64])-SUM([.F1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 office:value-type="string" office:string-value="Baz" calcext:value-type="string">
            <text:p>Baz</text:p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13]=&quot;&quot;;0;(1+[.$B$2])*[.C13])" office:value-type="float" office:value="0" calcext:value-type="float">
            <text:p/>
          </table:table-cell>
          <table:table-cell table:formula="of:=IF([.C13]=&quot;&quot;; &quot;&quot;; [.D13]/[.C13]-1)">
            <text:p/>
          </table:table-cell>
          <table:table-cell table:formula="of:=IF([.A13]=&quot;&quot;;0;SUM([.D14:.D$64])-SUM([.F14:.F$64]))" office:value-type="float" office:value="237.54" calcext:value-type="float">
            <text:p>237.54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 office:value-type="string" office:string-value="Baz1" calcext:value-type="string">
            <text:p>Baz1</text:p>
          </table:table-cell>
          <table:table-cell table:formula="of:=IF(ISBLANK(['Previous Year Financials'.C25]);&quot;&quot;;['Previous Year Financials'.C25])" office:value-type="float" office:value="9" calcext:value-type="float">
            <text:p>R 9.00</text:p>
          </table:table-cell>
          <table:table-cell table:formula="of:=IF([.C14]=&quot;&quot;;0;(1+[.$B$2])*[.C14])" office:value-type="float" office:value="9.63" calcext:value-type="float">
            <text:p>R 9.63</text:p>
          </table:table-cell>
          <table:table-cell table:formula="of:=IF([.C14]=&quot;&quot;; &quot;&quot;; [.D14]/[.C14]-1)" office:value-type="float" office:value="0.0700000000000001" calcext:value-type="float">
            <text:p>0.07</text:p>
          </table:table-cell>
          <table:table-cell table:formula="of:=IF([.A14]=&quot;&quot;;0;SUM([.D15:.D$64])-SUM([.F1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 office:value-type="string" office:string-value="Baz2" calcext:value-type="string">
            <text:p>Baz2</text:p>
          </table:table-cell>
          <table:table-cell table:formula="of:=IF(ISBLANK(['Previous Year Financials'.C26]);&quot;&quot;;['Previous Year Financials'.C26])" office:value-type="float" office:value="45" calcext:value-type="float">
            <text:p>R 45.00</text:p>
          </table:table-cell>
          <table:table-cell table:formula="of:=IF([.C15]=&quot;&quot;;0;(1+[.$B$2])*[.C15])" office:value-type="float" office:value="48.15" calcext:value-type="float">
            <text:p>R 48.15</text:p>
          </table:table-cell>
          <table:table-cell table:formula="of:=IF([.C15]=&quot;&quot;; &quot;&quot;; [.D15]/[.C15]-1)" office:value-type="float" office:value="0.0700000000000001" calcext:value-type="float">
            <text:p>0.07</text:p>
          </table:table-cell>
          <table:table-cell table:formula="of:=IF([.A15]=&quot;&quot;;0;SUM([.D16:.D$64])-SUM([.F1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Baz3" calcext:value-type="string">
            <text:p>Baz3</text:p>
          </table:table-cell>
          <table:table-cell table:formula="of:=IF(ISBLANK(['Previous Year Financials'.C27]);&quot;&quot;;['Previous Year Financials'.C27])" office:value-type="float" office:value="123" calcext:value-type="float">
            <text:p>R 123.00</text:p>
          </table:table-cell>
          <table:table-cell table:formula="of:=IF([.C16]=&quot;&quot;;0;(1+[.$B$2])*[.C16])" office:value-type="float" office:value="131.61" calcext:value-type="float">
            <text:p>R 131.61</text:p>
          </table:table-cell>
          <table:table-cell table:formula="of:=IF([.C16]=&quot;&quot;; &quot;&quot;; [.D16]/[.C16]-1)" office:value-type="float" office:value="0.0700000000000001" calcext:value-type="float">
            <text:p>0.07</text:p>
          </table:table-cell>
          <table:table-cell table:formula="of:=IF([.A16]=&quot;&quot;;0;SUM([.D17:.D$64])-SUM([.F1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Baz4" calcext:value-type="string">
            <text:p>Baz4</text:p>
          </table:table-cell>
          <table:table-cell table:formula="of:=IF(ISBLANK(['Previous Year Financials'.C28]);&quot;&quot;;['Previous Year Financials'.C28])" office:value-type="float" office:value="1" calcext:value-type="float">
            <text:p>R 1.00</text:p>
          </table:table-cell>
          <table:table-cell table:formula="of:=IF([.C17]=&quot;&quot;;0;(1+[.$B$2])*[.C17])" office:value-type="float" office:value="1.07" calcext:value-type="float">
            <text:p>R 1.07</text:p>
          </table:table-cell>
          <table:table-cell table:formula="of:=IF([.C17]=&quot;&quot;; &quot;&quot;; [.D17]/[.C17]-1)" office:value-type="float" office:value="0.0700000000000001" calcext:value-type="float">
            <text:p>0.07</text:p>
          </table:table-cell>
          <table:table-cell table:formula="of:=IF([.A17]=&quot;&quot;;0;SUM([.D18:.D$64])-SUM([.F1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Baz5" calcext:value-type="string">
            <text:p>Baz5</text:p>
          </table:table-cell>
          <table:table-cell table:formula="of:=IF(ISBLANK(['Previous Year Financials'.C29]);&quot;&quot;;['Previous Year Financials'.C29])" office:value-type="float" office:value="44" calcext:value-type="float">
            <text:p>R 44.00</text:p>
          </table:table-cell>
          <table:table-cell table:formula="of:=IF([.C18]=&quot;&quot;;0;(1+[.$B$2])*[.C18])" office:value-type="float" office:value="47.08" calcext:value-type="float">
            <text:p>R 47.08</text:p>
          </table:table-cell>
          <table:table-cell table:formula="of:=IF([.C18]=&quot;&quot;; &quot;&quot;; [.D18]/[.C18]-1)" office:value-type="float" office:value="0.0700000000000001" calcext:value-type="float">
            <text:p>0.07</text:p>
          </table:table-cell>
          <table:table-cell table:formula="of:=IF([.A18]=&quot;&quot;;0;SUM([.D19:.D$64])-SUM([.F1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19]=&quot;&quot;;0;(1+[.$B$2])*[.C19])" office:value-type="float" office:value="0" calcext:value-type="float">
            <text:p/>
          </table:table-cell>
          <table:table-cell table:formula="of:=IF([.C19]=&quot;&quot;; &quot;&quot;; [.D19]/[.C19]-1)">
            <text:p/>
          </table:table-cell>
          <table:table-cell table:formula="of:=IF([.A19]=&quot;&quot;;0;SUM([.D20:.D$64])-SUM([.F2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0]=&quot;&quot;;0;(1+[.$B$2])*[.C20])" office:value-type="float" office:value="0" calcext:value-type="float">
            <text:p/>
          </table:table-cell>
          <table:table-cell table:formula="of:=IF([.C20]=&quot;&quot;; &quot;&quot;; [.D20]/[.C20]-1)">
            <text:p/>
          </table:table-cell>
          <table:table-cell table:formula="of:=IF([.A20]=&quot;&quot;;0;SUM([.D21:.D$64])-SUM([.F2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1]=&quot;&quot;;0;(1+[.$B$2])*[.C21])" office:value-type="float" office:value="0" calcext:value-type="float">
            <text:p/>
          </table:table-cell>
          <table:table-cell table:formula="of:=IF([.C21]=&quot;&quot;; &quot;&quot;; [.D21]/[.C21]-1)">
            <text:p/>
          </table:table-cell>
          <table:table-cell table:formula="of:=IF([.A21]=&quot;&quot;;0;SUM([.D22:.D$64])-SUM([.F2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22]=&quot;&quot;;0;(1+[.$B$2])*[.C22])" office:value-type="float" office:value="0" calcext:value-type="float">
            <text:p/>
          </table:table-cell>
          <table:table-cell table:formula="of:=IF([.C22]=&quot;&quot;; &quot;&quot;; [.D22]/[.C22]-1)">
            <text:p/>
          </table:table-cell>
          <table:table-cell table:formula="of:=IF([.A22]=&quot;&quot;;0;SUM([.D23:.D$64])-SUM([.F2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23]=&quot;&quot;;0;(1+[.$B$2])*[.C23])" office:value-type="float" office:value="0" calcext:value-type="float">
            <text:p/>
          </table:table-cell>
          <table:table-cell table:formula="of:=IF([.C23]=&quot;&quot;; &quot;&quot;; [.D23]/[.C23]-1)">
            <text:p/>
          </table:table-cell>
          <table:table-cell table:formula="of:=IF([.A23]=&quot;&quot;;0;SUM([.D24:.D$64])-SUM([.F2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24]=&quot;&quot;;0;(1+[.$B$2])*[.C24])" office:value-type="float" office:value="0" calcext:value-type="float">
            <text:p/>
          </table:table-cell>
          <table:table-cell table:formula="of:=IF([.C24]=&quot;&quot;; &quot;&quot;; [.D24]/[.C24]-1)">
            <text:p/>
          </table:table-cell>
          <table:table-cell table:formula="of:=IF([.A24]=&quot;&quot;;0;SUM([.D25:.D$64])-SUM([.F2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25]=&quot;&quot;;0;(1+[.$B$2])*[.C25])" office:value-type="float" office:value="0" calcext:value-type="float">
            <text:p/>
          </table:table-cell>
          <table:table-cell table:formula="of:=IF([.C25]=&quot;&quot;; &quot;&quot;; [.D25]/[.C25]-1)">
            <text:p/>
          </table:table-cell>
          <table:table-cell table:formula="of:=IF([.A25]=&quot;&quot;;0;SUM([.D26:.D$64])-SUM([.F2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26]=&quot;&quot;;0;(1+[.$B$2])*[.C26])" office:value-type="float" office:value="0" calcext:value-type="float">
            <text:p/>
          </table:table-cell>
          <table:table-cell table:formula="of:=IF([.C26]=&quot;&quot;; &quot;&quot;; [.D26]/[.C26]-1)">
            <text:p/>
          </table:table-cell>
          <table:table-cell table:formula="of:=IF([.A26]=&quot;&quot;;0;SUM([.D27:.D$64])-SUM([.F2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27]=&quot;&quot;;0;(1+[.$B$2])*[.C27])" office:value-type="float" office:value="0" calcext:value-type="float">
            <text:p/>
          </table:table-cell>
          <table:table-cell table:formula="of:=IF([.C27]=&quot;&quot;; &quot;&quot;; [.D27]/[.C27]-1)">
            <text:p/>
          </table:table-cell>
          <table:table-cell table:formula="of:=IF([.A27]=&quot;&quot;;0;SUM([.D28:.D$64])-SUM([.F2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28]=&quot;&quot;;0;(1+[.$B$2])*[.C28])" office:value-type="float" office:value="0" calcext:value-type="float">
            <text:p/>
          </table:table-cell>
          <table:table-cell table:formula="of:=IF([.C28]=&quot;&quot;; &quot;&quot;; [.D28]/[.C28]-1)">
            <text:p/>
          </table:table-cell>
          <table:table-cell table:formula="of:=IF([.A28]=&quot;&quot;;0;SUM([.D29:.D$64])-SUM([.F2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29]=&quot;&quot;;0;(1+[.$B$2])*[.C29])" office:value-type="float" office:value="0" calcext:value-type="float">
            <text:p/>
          </table:table-cell>
          <table:table-cell table:formula="of:=IF([.C29]=&quot;&quot;; &quot;&quot;; [.D29]/[.C29]-1)">
            <text:p/>
          </table:table-cell>
          <table:table-cell table:formula="of:=IF([.A29]=&quot;&quot;;0;SUM([.D30:.D$64])-SUM([.F3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0]=&quot;&quot;;0;(1+[.$B$2])*[.C30])" office:value-type="float" office:value="0" calcext:value-type="float">
            <text:p/>
          </table:table-cell>
          <table:table-cell table:formula="of:=IF([.C30]=&quot;&quot;; &quot;&quot;; [.D30]/[.C30]-1)">
            <text:p/>
          </table:table-cell>
          <table:table-cell table:formula="of:=IF([.A30]=&quot;&quot;;0;SUM([.D31:.D$64])-SUM([.F3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1]=&quot;&quot;;0;(1+[.$B$2])*[.C31])" office:value-type="float" office:value="0" calcext:value-type="float">
            <text:p/>
          </table:table-cell>
          <table:table-cell table:formula="of:=IF([.C31]=&quot;&quot;; &quot;&quot;; [.D31]/[.C31]-1)">
            <text:p/>
          </table:table-cell>
          <table:table-cell table:formula="of:=IF([.A31]=&quot;&quot;;0;SUM([.D32:.D$64])-SUM([.F3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32]=&quot;&quot;;0;(1+[.$B$2])*[.C32])" office:value-type="float" office:value="0" calcext:value-type="float">
            <text:p/>
          </table:table-cell>
          <table:table-cell table:formula="of:=IF([.C32]=&quot;&quot;; &quot;&quot;; [.D32]/[.C32]-1)">
            <text:p/>
          </table:table-cell>
          <table:table-cell table:formula="of:=IF([.A32]=&quot;&quot;;0;SUM([.D33:.D$64])-SUM([.F3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33]=&quot;&quot;;0;(1+[.$B$2])*[.C33])" office:value-type="float" office:value="0" calcext:value-type="float">
            <text:p/>
          </table:table-cell>
          <table:table-cell table:formula="of:=IF([.C33]=&quot;&quot;; &quot;&quot;; [.D33]/[.C33]-1)">
            <text:p/>
          </table:table-cell>
          <table:table-cell table:formula="of:=IF([.A33]=&quot;&quot;;0;SUM([.D34:.D$64])-SUM([.F3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34]=&quot;&quot;;0;(1+[.$B$2])*[.C34])" office:value-type="float" office:value="0" calcext:value-type="float">
            <text:p/>
          </table:table-cell>
          <table:table-cell table:formula="of:=IF([.C34]=&quot;&quot;; &quot;&quot;; [.D34]/[.C34]-1)">
            <text:p/>
          </table:table-cell>
          <table:table-cell table:formula="of:=IF([.A34]=&quot;&quot;;0;SUM([.D35:.D$64])-SUM([.F3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35]=&quot;&quot;;0;(1+[.$B$2])*[.C35])" office:value-type="float" office:value="0" calcext:value-type="float">
            <text:p/>
          </table:table-cell>
          <table:table-cell table:formula="of:=IF([.C35]=&quot;&quot;; &quot;&quot;; [.D35]/[.C35]-1)">
            <text:p/>
          </table:table-cell>
          <table:table-cell table:formula="of:=IF([.A35]=&quot;&quot;;0;SUM([.D36:.D$64])-SUM([.F3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36]=&quot;&quot;;0;(1+[.$B$2])*[.C36])" office:value-type="float" office:value="0" calcext:value-type="float">
            <text:p/>
          </table:table-cell>
          <table:table-cell table:formula="of:=IF([.C36]=&quot;&quot;; &quot;&quot;; [.D36]/[.C36]-1)">
            <text:p/>
          </table:table-cell>
          <table:table-cell table:formula="of:=IF([.A36]=&quot;&quot;;0;SUM([.D37:.D$64])-SUM([.F3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37]=&quot;&quot;;0;(1+[.$B$2])*[.C37])" office:value-type="float" office:value="0" calcext:value-type="float">
            <text:p/>
          </table:table-cell>
          <table:table-cell table:formula="of:=IF([.C37]=&quot;&quot;; &quot;&quot;; [.D37]/[.C37]-1)">
            <text:p/>
          </table:table-cell>
          <table:table-cell table:formula="of:=IF([.A37]=&quot;&quot;;0;SUM([.D38:.D$64])-SUM([.F3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38]=&quot;&quot;;0;(1+[.$B$2])*[.C38])" office:value-type="float" office:value="0" calcext:value-type="float">
            <text:p/>
          </table:table-cell>
          <table:table-cell table:formula="of:=IF([.C38]=&quot;&quot;; &quot;&quot;; [.D38]/[.C38]-1)">
            <text:p/>
          </table:table-cell>
          <table:table-cell table:formula="of:=IF([.A38]=&quot;&quot;;0;SUM([.D39:.D$64])-SUM([.F3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39]=&quot;&quot;;0;(1+[.$B$2])*[.C39])" office:value-type="float" office:value="0" calcext:value-type="float">
            <text:p/>
          </table:table-cell>
          <table:table-cell table:formula="of:=IF([.C39]=&quot;&quot;; &quot;&quot;; [.D39]/[.C39]-1)">
            <text:p/>
          </table:table-cell>
          <table:table-cell table:formula="of:=IF([.A39]=&quot;&quot;;0;SUM([.D40:.D$64])-SUM([.F4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0]=&quot;&quot;;0;(1+[.$B$2])*[.C40])" office:value-type="float" office:value="0" calcext:value-type="float">
            <text:p/>
          </table:table-cell>
          <table:table-cell table:formula="of:=IF([.C40]=&quot;&quot;; &quot;&quot;; [.D40]/[.C40]-1)">
            <text:p/>
          </table:table-cell>
          <table:table-cell table:formula="of:=IF([.A40]=&quot;&quot;;0;SUM([.D41:.D$64])-SUM([.F4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1]=&quot;&quot;;0;(1+[.$B$2])*[.C41])" office:value-type="float" office:value="0" calcext:value-type="float">
            <text:p/>
          </table:table-cell>
          <table:table-cell table:formula="of:=IF([.C41]=&quot;&quot;; &quot;&quot;; [.D41]/[.C41]-1)">
            <text:p/>
          </table:table-cell>
          <table:table-cell table:formula="of:=IF([.A41]=&quot;&quot;;0;SUM([.D42:.D$64])-SUM([.F4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42]=&quot;&quot;;0;(1+[.$B$2])*[.C42])" office:value-type="float" office:value="0" calcext:value-type="float">
            <text:p/>
          </table:table-cell>
          <table:table-cell table:formula="of:=IF([.C42]=&quot;&quot;; &quot;&quot;; [.D42]/[.C42]-1)">
            <text:p/>
          </table:table-cell>
          <table:table-cell table:formula="of:=IF([.A42]=&quot;&quot;;0;SUM([.D43:.D$64])-SUM([.F4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43]=&quot;&quot;;0;(1+[.$B$2])*[.C43])" office:value-type="float" office:value="0" calcext:value-type="float">
            <text:p/>
          </table:table-cell>
          <table:table-cell table:formula="of:=IF([.C43]=&quot;&quot;; &quot;&quot;; [.D43]/[.C43]-1)">
            <text:p/>
          </table:table-cell>
          <table:table-cell table:formula="of:=IF([.A43]=&quot;&quot;;0;SUM([.D44:.D$64])-SUM([.F4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44]=&quot;&quot;;0;(1+[.$B$2])*[.C44])" office:value-type="float" office:value="0" calcext:value-type="float">
            <text:p/>
          </table:table-cell>
          <table:table-cell table:formula="of:=IF([.C44]=&quot;&quot;; &quot;&quot;; [.D44]/[.C44]-1)">
            <text:p/>
          </table:table-cell>
          <table:table-cell table:formula="of:=IF([.A44]=&quot;&quot;;0;SUM([.D45:.D$64])-SUM([.F4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45]=&quot;&quot;;0;(1+[.$B$2])*[.C45])" office:value-type="float" office:value="0" calcext:value-type="float">
            <text:p/>
          </table:table-cell>
          <table:table-cell table:formula="of:=IF([.C45]=&quot;&quot;; &quot;&quot;; [.D45]/[.C45]-1)">
            <text:p/>
          </table:table-cell>
          <table:table-cell table:formula="of:=IF([.A45]=&quot;&quot;;0;SUM([.D46:.D$64])-SUM([.F4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46]=&quot;&quot;;0;(1+[.$B$2])*[.C46])" office:value-type="float" office:value="0" calcext:value-type="float">
            <text:p/>
          </table:table-cell>
          <table:table-cell table:formula="of:=IF([.C46]=&quot;&quot;; &quot;&quot;; [.D46]/[.C46]-1)">
            <text:p/>
          </table:table-cell>
          <table:table-cell table:formula="of:=IF([.A46]=&quot;&quot;;0;SUM([.D47:.D$64])-SUM([.F4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47]=&quot;&quot;;0;(1+[.$B$2])*[.C47])" office:value-type="float" office:value="0" calcext:value-type="float">
            <text:p/>
          </table:table-cell>
          <table:table-cell table:formula="of:=IF([.C47]=&quot;&quot;; &quot;&quot;; [.D47]/[.C47]-1)">
            <text:p/>
          </table:table-cell>
          <table:table-cell table:formula="of:=IF([.A47]=&quot;&quot;;0;SUM([.D48:.D$64])-SUM([.F4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48]=&quot;&quot;;0;(1+[.$B$2])*[.C48])" office:value-type="float" office:value="0" calcext:value-type="float">
            <text:p/>
          </table:table-cell>
          <table:table-cell table:formula="of:=IF([.C48]=&quot;&quot;; &quot;&quot;; [.D48]/[.C48]-1)">
            <text:p/>
          </table:table-cell>
          <table:table-cell table:formula="of:=IF([.A48]=&quot;&quot;;0;SUM([.D49:.D$64])-SUM([.F4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49]=&quot;&quot;;0;(1+[.$B$2])*[.C49])" office:value-type="float" office:value="0" calcext:value-type="float">
            <text:p/>
          </table:table-cell>
          <table:table-cell table:formula="of:=IF([.C49]=&quot;&quot;; &quot;&quot;; [.D49]/[.C49]-1)">
            <text:p/>
          </table:table-cell>
          <table:table-cell table:formula="of:=IF([.A49]=&quot;&quot;;0;SUM([.D50:.D$64])-SUM([.F5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0]=&quot;&quot;;0;(1+[.$B$2])*[.C50])" office:value-type="float" office:value="0" calcext:value-type="float">
            <text:p/>
          </table:table-cell>
          <table:table-cell table:formula="of:=IF([.C50]=&quot;&quot;; &quot;&quot;; [.D50]/[.C50]-1)">
            <text:p/>
          </table:table-cell>
          <table:table-cell table:formula="of:=IF([.A50]=&quot;&quot;;0;SUM([.D51:.D$64])-SUM([.F5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1]=&quot;&quot;;0;(1+[.$B$2])*[.C51])" office:value-type="float" office:value="0" calcext:value-type="float">
            <text:p/>
          </table:table-cell>
          <table:table-cell table:formula="of:=IF([.C51]=&quot;&quot;; &quot;&quot;; [.D51]/[.C51]-1)">
            <text:p/>
          </table:table-cell>
          <table:table-cell table:formula="of:=IF([.A51]=&quot;&quot;;0;SUM([.D52:.D$64])-SUM([.F5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52]=&quot;&quot;;0;(1+[.$B$2])*[.C52])" office:value-type="float" office:value="0" calcext:value-type="float">
            <text:p/>
          </table:table-cell>
          <table:table-cell table:formula="of:=IF([.C52]=&quot;&quot;; &quot;&quot;; [.D52]/[.C52]-1)">
            <text:p/>
          </table:table-cell>
          <table:table-cell table:formula="of:=IF([.A52]=&quot;&quot;;0;SUM([.D53:.D$64])-SUM([.F5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53]=&quot;&quot;;0;(1+[.$B$2])*[.C53])" office:value-type="float" office:value="0" calcext:value-type="float">
            <text:p/>
          </table:table-cell>
          <table:table-cell table:formula="of:=IF([.C53]=&quot;&quot;; &quot;&quot;; [.D53]/[.C53]-1)">
            <text:p/>
          </table:table-cell>
          <table:table-cell table:formula="of:=IF([.A53]=&quot;&quot;;0;SUM([.D54:.D$64])-SUM([.F5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54]=&quot;&quot;;0;(1+[.$B$2])*[.C54])" office:value-type="float" office:value="0" calcext:value-type="float">
            <text:p/>
          </table:table-cell>
          <table:table-cell table:formula="of:=IF([.C54]=&quot;&quot;; &quot;&quot;; [.D54]/[.C54]-1)">
            <text:p/>
          </table:table-cell>
          <table:table-cell table:formula="of:=IF([.A54]=&quot;&quot;;0;SUM([.D55:.D$64])-SUM([.F5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55]=&quot;&quot;;0;(1+[.$B$2])*[.C55])" office:value-type="float" office:value="0" calcext:value-type="float">
            <text:p/>
          </table:table-cell>
          <table:table-cell table:formula="of:=IF([.C55]=&quot;&quot;; &quot;&quot;; [.D55]/[.C55]-1)">
            <text:p/>
          </table:table-cell>
          <table:table-cell table:formula="of:=IF([.A55]=&quot;&quot;;0;SUM([.D56:.D$64])-SUM([.F5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56]=&quot;&quot;;0;(1+[.$B$2])*[.C56])" office:value-type="float" office:value="0" calcext:value-type="float">
            <text:p/>
          </table:table-cell>
          <table:table-cell table:formula="of:=IF([.C56]=&quot;&quot;; &quot;&quot;; [.D56]/[.C56]-1)">
            <text:p/>
          </table:table-cell>
          <table:table-cell table:formula="of:=IF([.A56]=&quot;&quot;;0;SUM([.D57:.D$64])-SUM([.F5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57]=&quot;&quot;;0;(1+[.$B$2])*[.C57])" office:value-type="float" office:value="0" calcext:value-type="float">
            <text:p/>
          </table:table-cell>
          <table:table-cell table:formula="of:=IF([.C57]=&quot;&quot;; &quot;&quot;; [.D57]/[.C57]-1)">
            <text:p/>
          </table:table-cell>
          <table:table-cell table:formula="of:=IF([.A57]=&quot;&quot;;0;SUM([.D58:.D$64])-SUM([.F5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58]=&quot;&quot;;0;(1+[.$B$2])*[.C58])" office:value-type="float" office:value="0" calcext:value-type="float">
            <text:p/>
          </table:table-cell>
          <table:table-cell table:formula="of:=IF([.C58]=&quot;&quot;; &quot;&quot;; [.D58]/[.C58]-1)">
            <text:p/>
          </table:table-cell>
          <table:table-cell table:formula="of:=IF([.A58]=&quot;&quot;;0;SUM([.D59:.D$64])-SUM([.F5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59]=&quot;&quot;;0;(1+[.$B$2])*[.C59])" office:value-type="float" office:value="0" calcext:value-type="float">
            <text:p/>
          </table:table-cell>
          <table:table-cell table:formula="of:=IF([.C59]=&quot;&quot;; &quot;&quot;; [.D59]/[.C59]-1)">
            <text:p/>
          </table:table-cell>
          <table:table-cell table:formula="of:=IF([.A59]=&quot;&quot;;0;SUM([.D60:.D$64])-SUM([.F6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0]=&quot;&quot;;0;(1+[.$B$2])*[.C60])" office:value-type="float" office:value="0" calcext:value-type="float">
            <text:p/>
          </table:table-cell>
          <table:table-cell table:formula="of:=IF([.C60]=&quot;&quot;; &quot;&quot;; [.D60]/[.C60]-1)">
            <text:p/>
          </table:table-cell>
          <table:table-cell table:formula="of:=IF([.A60]=&quot;&quot;;0;SUM([.D61:.D$64])-SUM([.F6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1]=&quot;&quot;;0;(1+[.$B$2])*[.C61])" office:value-type="float" office:value="0" calcext:value-type="float">
            <text:p/>
          </table:table-cell>
          <table:table-cell table:formula="of:=IF([.C61]=&quot;&quot;; &quot;&quot;; [.D61]/[.C61]-1)">
            <text:p/>
          </table:table-cell>
          <table:table-cell table:formula="of:=IF([.A61]=&quot;&quot;;0;SUM([.D62:.D$64])-SUM([.F6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62]=&quot;&quot;;0;(1+[.$B$2])*[.C62])" office:value-type="float" office:value="0" calcext:value-type="float">
            <text:p/>
          </table:table-cell>
          <table:table-cell table:formula="of:=IF([.C62]=&quot;&quot;; &quot;&quot;; [.D62]/[.C62]-1)">
            <text:p/>
          </table:table-cell>
          <table:table-cell table:formula="of:=IF([.A62]=&quot;&quot;;0;SUM([.D63:.D$64])-SUM([.F6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63]=&quot;&quot;;0;(1+[.$B$2])*[.C63])" office:value-type="float" office:value="0" calcext:value-type="float">
            <text:p/>
          </table:table-cell>
          <table:table-cell table:formula="of:=IF([.C63]=&quot;&quot;; &quot;&quot;; [.D63]/[.C63]-1)">
            <text:p/>
          </table:table-cell>
          <table:table-cell table:formula="of:=IF([.A63]=&quot;&quot;;0;SUM([.D64:.D$64])-SUM([.F6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64]=&quot;&quot;;0;(1+[.$B$2])*[.C64])" office:value-type="float" office:value="0" calcext:value-type="float">
            <text:p/>
          </table:table-cell>
          <table:table-cell table:formula="of:=IF([.C64]=&quot;&quot;; &quot;&quot;; [.D64]/[.C64]-1)">
            <text:p/>
          </table:table-cell>
          <table:table-cell table:formula="of:=IF([.A64]=&quot;&quot;;0;SUM([.D65:.D$64])-SUM([.F65:.F$64]))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Default" table:formula="of:=SUM([.C5:.C64])" office:value-type="float" office:value="258" calcext:value-type="float">
            <text:p>258</text:p>
          </table:table-cell>
          <table:table-cell table:style-name="Default" table:formula="of:=SUM([.D5:.D64])" office:value-type="float" office:value="276.06" calcext:value-type="float">
            <text:p>276.06</text:p>
          </table:table-cell>
          <table:table-cell table:formula="of:=IF([.C65]=&quot;&quot;; &quot;&quot;; [.D65]/[.C65]-1)" office:value-type="float" office:value="0.0700000000000001" calcext:value-type="float">
            <text:p>0.07</text:p>
          </table:table-cell>
          <table:table-cell table:formula="of:=SUM([.F5:.F64])" office:value-type="float" office:value="276.06" calcext:value-type="float">
            <text:p>276.06</text:p>
          </table:table-cell>
        </table:table-row>
      </table:table>
      <table:table table:name="Budget Summary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0" table:default-cell-style-name="ce23"/>
        <table:table-column table:style-name="co2" table:default-cell-style-name="Default"/>
        <table:table-row table:style-name="ro3">
          <table:table-cell office:value-type="string" calcext:value-type="string">
            <text:p>Total administrative budget</text:p>
          </table:table-cell>
          <table:table-cell table:formula="of:=['Budget Planner'.D65]" office:value-type="float" office:value="276.06" calcext:value-type="float">
            <text:p>276.0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evious year's administrative expenses</text:p>
          </table:table-cell>
          <table:table-cell table:formula="of:=['Budget Planner'.C65]" office:value-type="float" office:value="258" calcext:value-type="float">
            <text:p>25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ercentage change</text:p>
          </table:table-cell>
          <table:table-cell table:formula="of:=[.B1]/[.B2]-1" office:value-type="float" office:value="0.0700000000000001" calcext:value-type="float">
            <text:p>0.0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4"/>
          <table:table-cell table:style-name="Default"/>
          <table:table-cell/>
        </table:table-row>
        <table:table-row table:style-name="ro3">
          <table:table-cell office:value-type="string" calcext:value-type="string">
            <text:p>Budget by category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ercentage of Total</text:p>
          </table:table-cell>
          <table:table-cell/>
          <table:table-cell table:style-name="Default" office:value-type="string" calcext:value-type="string">
            <text:p>Previous year</text:p>
          </table:table-cell>
          <table:table-cell office:value-type="string" calcext:value-type="string">
            <text:p>Change (%)</text:p>
          </table:table-cell>
        </table:table-row>
        <table:table-row table:style-name="ro3">
          <table:table-cell table:formula="of:=INDEX(['Previous Year Financials'.A$16:'Previous Year Financials'.A$201];['Previous Year Financials'.I16])" office:value-type="string" office:string-value="Repairs and Maintenance" calcext:value-type="string">
            <text:p>Repairs and Maintenance</text:p>
          </table:table-cell>
          <table:table-cell table:style-name="ce23" table:formula="of:=INDEX(['Budget Planner'.F$5:'Budget Planner'.F$164];['Previous Year Financials'.I16])" office:value-type="float" office:value="33.17" calcext:value-type="float">
            <text:p>R 33.17</text:p>
          </table:table-cell>
          <table:table-cell table:formula="of:=[.B7]/[.$B$1]" office:value-type="float" office:value="0.12015503875969" calcext:value-type="float">
            <text:p>0.1201550388</text:p>
          </table:table-cell>
          <table:table-cell/>
          <table:table-cell table:formula="of:=INDEX(['Previous Year Financials'.E$16:'Previous Year Financials'.E$185];['Previous Year Financials'.I16])" office:value-type="float" office:value="31" calcext:value-type="float">
            <text:p>R 31.00</text:p>
          </table:table-cell>
          <table:table-cell table:formula="of:=IF([.B7]&lt;&gt;0;[.B7]/[.E7]-1;&quot;&quot;)" office:value-type="float" office:value="0.0699999999999996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7])" office:value-type="string" office:string-value="Bar" calcext:value-type="string">
            <text:p>Bar</text:p>
          </table:table-cell>
          <table:table-cell table:style-name="ce23" table:formula="of:=INDEX(['Budget Planner'.F$5:'Budget Planner'.F$164];['Previous Year Financials'.I17])" office:value-type="float" office:value="5.34999999999999" calcext:value-type="float">
            <text:p>R 5.35</text:p>
          </table:table-cell>
          <table:table-cell table:formula="of:=[.B8]/[.$B$1]" office:value-type="float" office:value="0.0193798449612403" calcext:value-type="float">
            <text:p>0.019379845</text:p>
          </table:table-cell>
          <table:table-cell/>
          <table:table-cell table:formula="of:=INDEX(['Previous Year Financials'.E$16:'Previous Year Financials'.E$185];['Previous Year Financials'.I17])" office:value-type="float" office:value="5" calcext:value-type="float">
            <text:p>R 5.00</text:p>
          </table:table-cell>
          <table:table-cell table:formula="of:=IF([.B8]&lt;&gt;0;[.B8]/[.E8]-1;&quot;&quot;)" office:value-type="float" office:value="0.069999999999999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8])" office:value-type="string" office:string-value="Baz" calcext:value-type="string">
            <text:p>Baz</text:p>
          </table:table-cell>
          <table:table-cell table:style-name="ce23" table:formula="of:=INDEX(['Budget Planner'.F$5:'Budget Planner'.F$164];['Previous Year Financials'.I18])" office:value-type="float" office:value="237.54" calcext:value-type="float">
            <text:p>R 237.54</text:p>
          </table:table-cell>
          <table:table-cell table:formula="of:=[.B9]/[.$B$1]" office:value-type="float" office:value="0.86046511627907" calcext:value-type="float">
            <text:p>0.8604651163</text:p>
          </table:table-cell>
          <table:table-cell/>
          <table:table-cell table:formula="of:=INDEX(['Previous Year Financials'.E$16:'Previous Year Financials'.E$185];['Previous Year Financials'.I18])" office:value-type="float" office:value="222" calcext:value-type="float">
            <text:p>R 222.00</text:p>
          </table:table-cell>
          <table:table-cell table:formula="of:=IF([.B9]&lt;&gt;0;[.B9]/[.E9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9])" office:value-type="string" office:string-value="Total" calcext:value-type="string">
            <text:p>Total</text:p>
          </table:table-cell>
          <table:table-cell table:style-name="ce23" table:formula="of:=INDEX(['Budget Planner'.F$5:'Budget Planner'.F$164];['Previous Year Financials'.I19])" office:value-type="float" office:value="276.06" calcext:value-type="float">
            <text:p>R 276.06</text:p>
          </table:table-cell>
          <table:table-cell table:formula="of:=[.B10]/[.$B$1]" office:value-type="float" office:value="1" calcext:value-type="float">
            <text:p>1</text:p>
          </table:table-cell>
          <table:table-cell/>
          <table:table-cell table:formula="of:=INDEX(['Previous Year Financials'.E$16:'Previous Year Financials'.E$185];['Previous Year Financials'.I19])" office:value-type="float" office:value="258" calcext:value-type="float">
            <text:p>R 258.00</text:p>
          </table:table-cell>
          <table:table-cell table:formula="of:=IF([.B10]&lt;&gt;0;[.B10]/[.E10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20])" office:value-type="float" office:value="0" calcext:value-type="float">
            <text:p>0</text:p>
          </table:table-cell>
          <table:table-cell/>
          <table:table-cell table:formula="of:=[.B1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0])" office:value-type="float" office:value="0" calcext:value-type="float">
            <text:p/>
          </table:table-cell>
          <table:table-cell table:formula="of:=IF([.B11]&lt;&gt;0;[.B11]/[.E11]-1;&quot;&quot;)">
            <text:p/>
          </table:table-cell>
        </table:table-row>
        <table:table-row table:style-name="ro3">
          <table:table-cell table:number-columns-repeated="2"/>
          <table:table-cell table:formula="of:=[.B1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1])" office:value-type="float" office:value="0" calcext:value-type="float">
            <text:p/>
          </table:table-cell>
          <table:table-cell table:formula="of:=IF([.B12]&lt;&gt;0;[.B12]/[.E12]-1;&quot;&quot;)">
            <text:p/>
          </table:table-cell>
        </table:table-row>
        <table:table-row table:style-name="ro3">
          <table:table-cell table:number-columns-repeated="2"/>
          <table:table-cell table:formula="of:=[.B1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2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</table:table-row>
        <table:table-row table:style-name="ro3">
          <table:table-cell table:number-columns-repeated="2"/>
          <table:table-cell table:formula="of:=[.B1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3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</table:table-row>
        <table:table-row table:style-name="ro3">
          <table:table-cell table:number-columns-repeated="2"/>
          <table:table-cell table:formula="of:=[.B1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4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</table:table-row>
        <table:table-row table:style-name="ro3">
          <table:table-cell table:number-columns-repeated="2"/>
          <table:table-cell table:formula="of:=[.B16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5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</table:table-row>
        <table:table-row table:style-name="ro3">
          <table:table-cell table:number-columns-repeated="2"/>
          <table:table-cell table:formula="of:=[.B17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6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</table:table-row>
        <table:table-row table:style-name="ro3">
          <table:table-cell table:number-columns-repeated="2"/>
          <table:table-cell table:formula="of:=[.B18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7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</table:table-row>
        <table:table-row table:style-name="ro3">
          <table:table-cell table:number-columns-repeated="2"/>
          <table:table-cell table:formula="of:=[.B19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8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</table:table-row>
        <table:table-row table:style-name="ro3">
          <table:table-cell table:number-columns-repeated="2"/>
          <table:table-cell table:formula="of:=[.B20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29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</table:table-row>
        <table:table-row table:style-name="ro3">
          <table:table-cell table:number-columns-repeated="2"/>
          <table:table-cell table:formula="of:=[.B2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0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</table:table-row>
        <table:table-row table:style-name="ro3">
          <table:table-cell table:number-columns-repeated="2"/>
          <table:table-cell table:formula="of:=[.B2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1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</table:table-row>
        <table:table-row table:style-name="ro3">
          <table:table-cell table:number-columns-repeated="2"/>
          <table:table-cell table:formula="of:=[.B2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2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</table:table-row>
        <table:table-row table:style-name="ro3">
          <table:table-cell table:number-columns-repeated="2"/>
          <table:table-cell table:formula="of:=[.B2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3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</table:table-row>
        <table:table-row table:style-name="ro3">
          <table:table-cell table:number-columns-repeated="2"/>
          <table:table-cell table:formula="of:=[.B2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4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</table:table-row>
        <table:table-row table:style-name="ro3">
          <table:table-cell table:number-columns-repeated="2"/>
          <table:table-cell table:formula="of:=[.B26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5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</table:table-row>
        <table:table-row table:style-name="ro3">
          <table:table-cell table:number-columns-repeated="2"/>
          <table:table-cell table:formula="of:=[.B27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6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</table:table-row>
        <table:table-row table:style-name="ro3">
          <table:table-cell table:number-columns-repeated="2"/>
          <table:table-cell table:formula="of:=[.B28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7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</table:table-row>
        <table:table-row table:style-name="ro3">
          <table:table-cell table:number-columns-repeated="2"/>
          <table:table-cell table:formula="of:=[.B29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8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</table:table-row>
        <table:table-row table:style-name="ro3">
          <table:table-cell table:number-columns-repeated="2"/>
          <table:table-cell table:formula="of:=[.B30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39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</table:table-row>
        <table:table-row table:style-name="ro3">
          <table:table-cell table:number-columns-repeated="2"/>
          <table:table-cell table:formula="of:=[.B3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0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</table:table-row>
        <table:table-row table:style-name="ro3">
          <table:table-cell table:number-columns-repeated="2"/>
          <table:table-cell table:formula="of:=[.B3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1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</table:table-row>
        <table:table-row table:style-name="ro3">
          <table:table-cell table:number-columns-repeated="2"/>
          <table:table-cell table:formula="of:=[.B3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2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</table:table-row>
        <table:table-row table:style-name="ro3">
          <table:table-cell table:number-columns-repeated="2"/>
          <table:table-cell table:formula="of:=[.B3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3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</table:table-row>
        <table:table-row table:style-name="ro3">
          <table:table-cell table:number-columns-repeated="2"/>
          <table:table-cell table:formula="of:=[.B3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4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</table:table-row>
        <table:table-row table:style-name="ro3">
          <table:table-cell table:number-columns-repeated="2"/>
          <table:table-cell table:formula="of:=[.B36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5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</table:table-row>
        <table:table-row table:style-name="ro3">
          <table:table-cell table:number-columns-repeated="2"/>
          <table:table-cell table:formula="of:=[.B37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6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</table:table-row>
        <table:table-row table:style-name="ro3">
          <table:table-cell table:number-columns-repeated="2"/>
          <table:table-cell table:formula="of:=[.B38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7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</table:table-row>
        <table:table-row table:style-name="ro3">
          <table:table-cell table:number-columns-repeated="2"/>
          <table:table-cell table:formula="of:=[.B39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8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</table:table-row>
        <table:table-row table:style-name="ro3">
          <table:table-cell table:number-columns-repeated="2"/>
          <table:table-cell table:formula="of:=[.B40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49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</table:table-row>
        <table:table-row table:style-name="ro3">
          <table:table-cell table:number-columns-repeated="2"/>
          <table:table-cell table:formula="of:=[.B4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0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</table:table-row>
        <table:table-row table:style-name="ro3">
          <table:table-cell table:number-columns-repeated="2"/>
          <table:table-cell table:formula="of:=[.B4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1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</table:table-row>
        <table:table-row table:style-name="ro3">
          <table:table-cell table:number-columns-repeated="2"/>
          <table:table-cell table:formula="of:=[.B4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2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</table:table-row>
        <table:table-row table:style-name="ro3">
          <table:table-cell table:number-columns-repeated="2"/>
          <table:table-cell table:formula="of:=[.B4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3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</table:table-row>
        <table:table-row table:style-name="ro3">
          <table:table-cell table:number-columns-repeated="2"/>
          <table:table-cell table:formula="of:=[.B4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4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</table:table-row>
        <table:table-row table:style-name="ro3">
          <table:table-cell table:number-columns-repeated="2"/>
          <table:table-cell table:formula="of:=[.B46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5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</table:table-row>
        <table:table-row table:style-name="ro3">
          <table:table-cell table:number-columns-repeated="2"/>
          <table:table-cell table:formula="of:=[.B47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6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</table:table-row>
        <table:table-row table:style-name="ro3">
          <table:table-cell table:number-columns-repeated="2"/>
          <table:table-cell table:formula="of:=[.B48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7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</table:table-row>
        <table:table-row table:style-name="ro3">
          <table:table-cell table:number-columns-repeated="2"/>
          <table:table-cell table:formula="of:=[.B49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8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</table:table-row>
        <table:table-row table:style-name="ro3">
          <table:table-cell table:number-columns-repeated="2"/>
          <table:table-cell table:formula="of:=[.B50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59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</table:table-row>
        <table:table-row table:style-name="ro3">
          <table:table-cell table:number-columns-repeated="2"/>
          <table:table-cell table:formula="of:=[.B5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0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</table:table-row>
        <table:table-row table:style-name="ro3">
          <table:table-cell table:number-columns-repeated="2"/>
          <table:table-cell table:formula="of:=[.B5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1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</table:table-row>
        <table:table-row table:style-name="ro3">
          <table:table-cell table:number-columns-repeated="2"/>
          <table:table-cell table:formula="of:=[.B5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2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</table:table-row>
        <table:table-row table:style-name="ro3">
          <table:table-cell table:number-columns-repeated="2"/>
          <table:table-cell table:formula="of:=[.B5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3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</table:table-row>
        <table:table-row table:style-name="ro3">
          <table:table-cell table:number-columns-repeated="2"/>
          <table:table-cell table:formula="of:=[.B5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4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</table:table-row>
        <table:table-row table:style-name="ro3">
          <table:table-cell table:number-columns-repeated="2"/>
          <table:table-cell table:formula="of:=[.B56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5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</table:table-row>
        <table:table-row table:style-name="ro3">
          <table:table-cell table:number-columns-repeated="2"/>
          <table:table-cell table:formula="of:=[.B57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6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</table:table-row>
        <table:table-row table:style-name="ro3">
          <table:table-cell table:number-columns-repeated="2"/>
          <table:table-cell table:formula="of:=[.B58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7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</table:table-row>
        <table:table-row table:style-name="ro3">
          <table:table-cell table:number-columns-repeated="2"/>
          <table:table-cell table:formula="of:=[.B59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8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</table:table-row>
        <table:table-row table:style-name="ro3">
          <table:table-cell table:number-columns-repeated="2"/>
          <table:table-cell table:formula="of:=[.B60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69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</table:table-row>
        <table:table-row table:style-name="ro3">
          <table:table-cell table:number-columns-repeated="2"/>
          <table:table-cell table:formula="of:=[.B61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70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</table:table-row>
        <table:table-row table:style-name="ro3">
          <table:table-cell table:number-columns-repeated="2"/>
          <table:table-cell table:formula="of:=[.B62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71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</table:table-row>
        <table:table-row table:style-name="ro3">
          <table:table-cell table:number-columns-repeated="2"/>
          <table:table-cell table:formula="of:=[.B63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72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</table:table-row>
        <table:table-row table:style-name="ro3">
          <table:table-cell table:number-columns-repeated="2"/>
          <table:table-cell table:formula="of:=[.B64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73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</table:table-row>
        <table:table-row table:style-name="ro3">
          <table:table-cell table:number-columns-repeated="2"/>
          <table:table-cell table:formula="of:=[.B65]/[.$B$1]" office:value-type="float" office:value="0" calcext:value-type="float">
            <text:p>0</text:p>
          </table:table-cell>
          <table:table-cell/>
          <table:table-cell table:formula="of:=INDEX(['Previous Year Financials'.E$16:'Previous Year Financials'.E$185];['Previous Year Financials'.I74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</table:table-row>
        <table:table-row table:style-name="ro3">
          <table:table-cell table:number-columns-repeated="4"/>
          <table:table-cell table:formula="of:=INDEX(['Previous Year Financials'.E$16:'Previous Year Financials'.E$185];['Previous Year Financials'.I75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7:30:33.572591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08:10:08.814001452</dc:date>
    <meta:editing-duration>PT6H11M11S</meta:editing-duration>
    <meta:editing-cycles>23</meta:editing-cycles>
    <meta:generator>LibreOffice/5.0.6.2$Linux_X86_64 LibreOffice_project/00$Build-2</meta:generator>
    <meta:document-statistic meta:table-count="4" meta:cell-count="1397" meta:object-count="0"/>
  </office:meta>
</office:document-meta>
</file>